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WW-Título" style:master-page-name="MP0" style:family="paragraph">
      <style:paragraph-properties fo:break-before="page" fo:text-align="end" style:line-height-at-least="0.1388in"/>
      <style:text-properties fo:language="pt" fo:country="BR"/>
    </style:style>
    <style:style style:name="P2" style:parent-style-name="Standard" style:family="paragraph">
      <style:paragraph-properties fo:text-align="end" style:line-height-at-least="0.1388in"/>
      <style:text-properties fo:font-size="18pt" style:font-size-asian="18pt" style:font-size-complex="18pt" fo:language="pt" fo:country="BR"/>
    </style:style>
    <style:style style:name="P3" style:parent-style-name="WW-Título" style:family="paragraph">
      <style:paragraph-properties fo:text-align="end" style:line-height-at-least="0.1388in"/>
    </style:style>
    <style:style style:name="T4" style:parent-style-name="DefaultParagraphFont" style:family="text">
      <style:text-properties fo:language="pt" fo:country="BR"/>
    </style:style>
    <style:style style:name="P5" style:parent-style-name="WW-Título" style:family="paragraph">
      <style:paragraph-properties fo:text-align="end" style:line-height-at-least="0.1388in"/>
      <style:text-properties fo:language="pt" fo:country="BR"/>
    </style:style>
    <style:style style:name="P6" style:parent-style-name="Standard" style:family="paragraph">
      <style:paragraph-properties fo:text-align="end" style:line-height-at-least="0.1388in"/>
      <style:text-properties style:font-name="Arial" style:font-name-complex="Arial" fo:font-size="18pt" style:font-size-asian="18pt" style:font-size-complex="18pt" fo:language="pt" fo:country="BR"/>
    </style:style>
    <style:style style:name="P7" style:parent-style-name="InfoBlue" style:family="paragraph">
      <style:text-properties fo:language="pt" fo:country="BR"/>
    </style:style>
    <style:style style:name="P8" style:parent-style-name="InfoBlue" style:family="paragraph">
      <style:text-properties fo:language="pt" fo:country="BR"/>
    </style:style>
    <style:style style:name="P9" style:parent-style-name="InfoBlue" style:family="paragraph">
      <style:text-properties fo:language="pt" fo:country="BR"/>
    </style:style>
    <style:style style:name="P10" style:parent-style-name="WW-Título" style:family="paragraph">
      <style:text-properties fo:language="pt" fo:country="BR"/>
    </style:style>
    <style:style style:name="TableColumn12" style:family="table-column">
      <style:table-column-properties style:column-width="2.4437in" style:use-optimal-column-width="false"/>
    </style:style>
    <style:style style:name="TableColumn13" style:family="table-column">
      <style:table-column-properties style:column-width="0.8in" style:use-optimal-column-width="false"/>
    </style:style>
    <style:style style:name="TableColumn14" style:family="table-column">
      <style:table-column-properties style:column-width="2.6in" style:use-optimal-column-width="false"/>
    </style:style>
    <style:style style:name="TableColumn15" style:family="table-column">
      <style:table-column-properties style:column-width="1.6798in" style:use-optimal-column-width="false"/>
    </style:style>
    <style:style style:name="Table11" style:family="table">
      <style:table-properties style:width="7.5236in" fo:margin-left="-0.1145in" table:align="left"/>
    </style:style>
    <style:style style:name="TableRow16" style:family="table-row">
      <style:table-row-properties style:min-row-height="0.25in" style:use-optimal-row-height="false"/>
    </style:style>
    <style:style style:name="TableCell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Tabletext" style:family="paragraph">
      <style:paragraph-properties style:snap-to-layout-grid="false" fo:text-align="center"/>
      <style:text-properties fo:font-weight="bold" style:font-weight-asian="bold" style:font-weight-complex="bold" fo:language="pt" fo:country="BR"/>
    </style:style>
    <style:style style:name="TableCell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" style:parent-style-name="Tabletext" style:family="paragraph">
      <style:paragraph-properties style:snap-to-layout-grid="false" fo:text-align="center"/>
      <style:text-properties fo:font-weight="bold" style:font-weight-asian="bold" style:font-weight-complex="bold" fo:language="pt" fo:country="BR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" style:parent-style-name="Tabletext" style:family="paragraph">
      <style:paragraph-properties style:snap-to-layout-grid="false" fo:text-align="center"/>
      <style:text-properties fo:font-weight="bold" style:font-weight-asian="bold" style:font-weight-complex="bold" fo:language="pt" fo:country="BR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Tabletext" style:family="paragraph">
      <style:paragraph-properties style:snap-to-layout-grid="false" fo:text-align="center"/>
      <style:text-properties fo:font-weight="bold" style:font-weight-asian="bold" style:font-weight-complex="bold" fo:language="pt" fo:country="BR"/>
    </style:style>
    <style:style style:name="TableRow25" style:family="table-row">
      <style:table-row-properties style:min-row-height="0.25in" style:use-optimal-row-height="false"/>
    </style:style>
    <style:style style:name="TableCell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" style:parent-style-name="Tabletext" style:family="paragraph">
      <style:paragraph-properties style:snap-to-layout-grid="false" fo:text-align="center"/>
      <style:text-properties fo:language="pt" fo:country="BR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" style:parent-style-name="Tabletext" style:family="paragraph">
      <style:paragraph-properties style:snap-to-layout-grid="false" fo:text-align="center"/>
      <style:text-properties fo:language="pt" fo:country="BR"/>
    </style:style>
    <style:style style:name="TableCell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" style:parent-style-name="Tabletext" style:family="paragraph">
      <style:paragraph-properties style:snap-to-layout-grid="false" fo:text-align="center"/>
      <style:text-properties fo:language="pt" fo:country="BR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Tabletext" style:family="paragraph">
      <style:paragraph-properties style:snap-to-layout-grid="false" fo:text-align="center"/>
      <style:text-properties fo:language="pt" fo:country="BR"/>
    </style:style>
    <style:style style:name="TableRow34" style:family="table-row">
      <style:table-row-properties style:min-row-height="0.25in" style:use-optimal-row-height="false"/>
    </style:style>
    <style:style style:name="TableCell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" style:parent-style-name="Tabletext" style:family="paragraph">
      <style:paragraph-properties style:snap-to-layout-grid="false" fo:text-align="center"/>
      <style:text-properties fo:language="pt" fo:country="BR"/>
    </style:style>
    <style:style style:name="TableCell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" style:parent-style-name="Tabletext" style:family="paragraph">
      <style:paragraph-properties style:snap-to-layout-grid="false" fo:text-align="center"/>
      <style:text-properties fo:language="pt" fo:country="BR"/>
    </style:style>
    <style:style style:name="TableCell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" style:parent-style-name="Tabletext" style:family="paragraph">
      <style:paragraph-properties style:snap-to-layout-grid="false" fo:text-align="center"/>
      <style:text-properties fo:language="pt" fo:country="BR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Tabletext" style:family="paragraph">
      <style:paragraph-properties style:snap-to-layout-grid="false" fo:text-align="center"/>
      <style:text-properties fo:language="pt" fo:country="BR"/>
    </style:style>
    <style:style style:name="TableRow43" style:family="table-row">
      <style:table-row-properties style:min-row-height="0.25in" style:use-optimal-row-height="false"/>
    </style:style>
    <style:style style:name="TableCell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" style:parent-style-name="Tabletext" style:family="paragraph">
      <style:paragraph-properties style:snap-to-layout-grid="false" fo:text-align="center"/>
      <style:text-properties fo:language="pt" fo:country="BR"/>
    </style:style>
    <style:style style:name="TableCell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" style:parent-style-name="Tabletext" style:family="paragraph">
      <style:paragraph-properties style:snap-to-layout-grid="false" fo:text-align="center"/>
      <style:text-properties fo:language="pt" fo:country="BR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" style:parent-style-name="Tabletext" style:family="paragraph">
      <style:paragraph-properties style:snap-to-layout-grid="false" fo:text-align="center"/>
      <style:text-properties fo:language="pt" fo:country="BR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Tabletext" style:family="paragraph">
      <style:paragraph-properties style:snap-to-layout-grid="false" fo:text-align="center"/>
      <style:text-properties fo:language="pt" fo:country="BR"/>
    </style:style>
    <style:style style:name="TableRow52" style:family="table-row">
      <style:table-row-properties style:min-row-height="0.25in" style:use-optimal-row-height="false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" style:parent-style-name="Tabletext" style:family="paragraph">
      <style:paragraph-properties style:snap-to-layout-grid="false" fo:text-align="center"/>
      <style:text-properties fo:language="pt" fo:country="BR"/>
    </style:style>
    <style:style style:name="TableCell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" style:parent-style-name="Tabletext" style:family="paragraph">
      <style:paragraph-properties style:snap-to-layout-grid="false" fo:text-align="center"/>
      <style:text-properties fo:language="pt" fo:country="BR"/>
    </style:style>
    <style:style style:name="TableCell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" style:parent-style-name="Tabletext" style:family="paragraph">
      <style:paragraph-properties style:snap-to-layout-grid="false" fo:text-align="center"/>
      <style:text-properties fo:language="pt" fo:country="BR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Tabletext" style:family="paragraph">
      <style:paragraph-properties style:snap-to-layout-grid="false" fo:text-align="center"/>
      <style:text-properties fo:language="pt" fo:country="BR"/>
    </style:style>
    <style:style style:name="P61" style:parent-style-name="Standard" style:family="paragraph">
      <style:paragraph-properties fo:text-align="center"/>
    </style:style>
    <style:style style:name="P62" style:parent-style-name="WW-Título" style:family="paragraph">
      <style:paragraph-properties fo:break-before="page"/>
      <style:text-properties fo:language="pt" fo:country="BR"/>
    </style:style>
    <style:style style:name="S1" style:family="section">
      <style:section-properties fo:margin-left="0in" fo:margin-right="0in" style:writing-mode="lr-tb"/>
    </style:style>
    <style:style style:name="P63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</style:style>
    <style:style style:name="P64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</style:style>
    <style:style style:name="P65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</style:style>
    <style:style style:name="P66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</style:style>
    <style:style style:name="P67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</style:style>
    <style:style style:name="P68" style:parent-style-name="Contents1" style:family="paragraph">
      <style:text-properties fo:language="pt" fo:country="BR"/>
    </style:style>
    <style:style style:name="P69" style:parent-style-name="Contents1" style:family="paragraph">
      <style:text-properties fo:language="pt" fo:country="BR"/>
    </style:style>
    <style:style style:name="P70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  <style:text-properties fo:language="pt" fo:country="BR"/>
    </style:style>
    <style:style style:name="P71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  <style:text-properties fo:language="pt" fo:country="BR"/>
    </style:style>
    <style:style style:name="P72" style:parent-style-name="Contents1" style:family="paragraph">
      <style:text-properties fo:language="pt" fo:country="BR"/>
    </style:style>
    <style:style style:name="P73" style:parent-style-name="Contents1" style:family="paragraph">
      <style:text-properties fo:language="pt" fo:country="BR"/>
    </style:style>
    <style:style style:name="P74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  <style:text-properties fo:language="pt" fo:country="BR"/>
    </style:style>
    <style:style style:name="P75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  <style:text-properties fo:language="pt" fo:country="BR"/>
    </style:style>
    <style:style style:name="P76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  <style:text-properties fo:language="pt" fo:country="BR"/>
    </style:style>
    <style:style style:name="P77" style:parent-style-name="Contents1" style:family="paragraph">
      <style:text-properties fo:language="pt" fo:country="BR"/>
    </style:style>
    <style:style style:name="P78" style:parent-style-name="Contents1" style:family="paragraph">
      <style:text-properties fo:language="pt" fo:country="BR"/>
    </style:style>
    <style:style style:name="P79" style:parent-style-name="Contents1" style:family="paragraph">
      <style:text-properties fo:language="pt" fo:country="BR"/>
    </style:style>
    <style:style style:name="P80" style:parent-style-name="WW-Título" style:master-page-name="MP2" style:family="paragraph">
      <style:paragraph-properties fo:break-before="page">
        <style:tab-stops>
          <style:tab-stop style:type="left" style:position="0.3in"/>
          <style:tab-stop style:type="right" style:position="6.5in"/>
        </style:tab-stops>
      </style:paragraph-properties>
    </style:style>
    <style:style style:name="T81" style:parent-style-name="DefaultParagraphFont" style:family="text">
      <style:text-properties fo:language="pt" fo:country="BR"/>
    </style:style>
    <style:style style:name="P82" style:parent-style-name="Standard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  <style:text-properties fo:language="pt" fo:country="BR"/>
    </style:style>
    <style:style style:name="P83" style:parent-style-name="Standard" style:family="paragraph">
      <style:text-properties fo:language="pt" fo:country="BR"/>
    </style:style>
    <style:style style:name="P84" style:parent-style-name="Standard" style:family="paragraph">
      <style:paragraph-properties fo:text-align="justify" fo:margin-left="0.5in">
        <style:tab-stops/>
      </style:paragraph-properties>
    </style:style>
    <style:style style:name="T85" style:parent-style-name="DefaultParagraphFont" style:family="text">
      <style:text-properties fo:font-size="12pt" style:font-size-asian="12pt" style:font-size-complex="12pt" fo:language="pt" fo:country="BR"/>
    </style:style>
    <style:style style:name="T86" style:parent-style-name="DefaultParagraphFont" style:family="text">
      <style:text-properties fo:font-size="12pt" style:font-size-asian="12pt" style:font-size-complex="12pt" fo:language="pt" fo:country="BR"/>
    </style:style>
    <style:style style:name="T87" style:parent-style-name="DefaultParagraphFont" style:family="text">
      <style:text-properties fo:font-size="12pt" style:font-size-asian="12pt" style:font-size-complex="12pt" fo:language="pt" fo:country="BR"/>
    </style:style>
    <style:style style:name="T88" style:parent-style-name="DefaultParagraphFont" style:family="text">
      <style:text-properties fo:font-size="12pt" style:font-size-asian="12pt" style:font-size-complex="12pt" fo:language="pt" fo:country="BR"/>
    </style:style>
    <style:style style:name="T89" style:parent-style-name="DefaultParagraphFont" style:family="text">
      <style:text-properties fo:font-size="12pt" style:font-size-asian="12pt" style:font-size-complex="12pt" fo:language="pt" fo:country="BR"/>
    </style:style>
    <style:style style:name="P90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91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92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93" style:parent-style-name="Standard" style:family="paragraph">
      <style:paragraph-properties fo:text-align="justify" fo:margin-left="0.5in">
        <style:tab-stops/>
      </style:paragraph-properties>
      <style:text-properties fo:language="pt" fo:country="BR"/>
    </style:style>
    <style:style style:name="P94" style:parent-style-name="Standard" style:family="paragraph">
      <style:text-properties fo:language="pt" fo:country="BR"/>
    </style:style>
    <style:style style:name="P95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96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97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98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99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00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01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02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03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04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05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06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07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08" style:parent-style-name="Standard" style:family="paragraph">
      <style:paragraph-properties fo:text-align="justify" fo:margin-left="0.5in">
        <style:tab-stops/>
      </style:paragraph-properties>
      <style:text-properties fo:language="pt" fo:country="BR"/>
    </style:style>
    <style:style style:name="P109" style:parent-style-name="Standard" style:list-style-name="WW8Num5" style:family="paragraph">
      <style:paragraph-properties fo:text-align="justify"/>
      <style:text-properties style:font-name="Arial" style:font-name-complex="Arial" fo:font-weight="bold" style:font-weight-asian="bold" style:font-weight-complex="bold" fo:language="pt" fo:country="BR"/>
    </style:style>
    <style:style style:name="P110" style:parent-style-name="Standard" style:family="paragraph">
      <style:paragraph-properties fo:text-align="justify"/>
      <style:text-properties fo:language="pt" fo:country="BR"/>
    </style:style>
    <style:style style:name="P111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12" style:parent-style-name="Standard" style:family="paragraph">
      <style:text-properties fo:language="pt" fo:country="BR"/>
    </style:style>
    <style:style style:name="P113" style:parent-style-name="Standard" style:family="paragraph">
      <style:paragraph-properties fo:margin-left="0.25in" fo:text-indent="-0.25in">
        <style:tab-stops/>
      </style:paragraph-properties>
    </style:style>
    <style:style style:name="P114" style:parent-style-name="Standard" style:family="paragraph">
      <style:paragraph-properties fo:text-align="justify" fo:margin-left="0.2291in" fo:text-indent="-0.0104in">
        <style:tab-stops/>
      </style:paragraph-properties>
    </style:style>
    <style:style style:name="T115" style:parent-style-name="DefaultParagraphFont" style:family="text">
      <style:text-properties fo:font-size="12pt" style:font-size-asian="12pt" style:font-size-complex="12pt" fo:language="pt" fo:country="BR"/>
    </style:style>
    <style:style style:name="T116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17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18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19" style:parent-style-name="Standard" style:family="paragraph">
      <style:paragraph-properties fo:text-align="justify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20" style:parent-style-name="Standard" style:family="paragraph">
      <style:paragraph-properties fo:text-align="justify" fo:margin-left="0.25in">
        <style:tab-stops/>
      </style:paragraph-properties>
    </style:style>
    <style:style style:name="T121" style:parent-style-name="DefaultParagraphFont" style:family="text">
      <style:text-properties fo:font-size="12pt" style:font-size-asian="12pt" style:font-size-complex="12pt" fo:language="pt" fo:country="BR"/>
    </style:style>
    <style:style style:name="T122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pt" fo:country="BR"/>
    </style:style>
    <style:style style:name="T123" style:parent-style-name="DefaultParagraphFont" style:family="text">
      <style:text-properties fo:font-size="12pt" style:font-size-asian="12pt" style:font-size-complex="12pt" fo:language="pt" fo:country="BR"/>
    </style:style>
    <style:style style:name="T124" style:parent-style-name="DefaultParagraphFont" style:family="text">
      <style:text-properties fo:font-size="12pt" style:font-size-asian="12pt" style:font-size-complex="12pt" fo:language="pt" fo:country="BR"/>
    </style:style>
    <style:style style:name="P125" style:parent-style-name="Standard" style:family="paragraph">
      <style:paragraph-properties fo:text-align="justify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26" style:parent-style-name="Standard" style:family="paragraph">
      <style:paragraph-properties fo:text-align="justify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27" style:parent-style-name="Standard" style:family="paragraph">
      <style:paragraph-properties fo:text-align="justify" fo:margin-left="0.25in">
        <style:tab-stops/>
      </style:paragraph-properties>
      <style:text-properties fo:language="pt" fo:country="BR"/>
    </style:style>
    <style:style style:name="P128" style:parent-style-name="Standard" style:family="paragraph">
      <style:paragraph-properties fo:text-align="justify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29" style:parent-style-name="Standard" style:list-style-name="WW8Num6" style:family="paragraph">
      <style:text-properties fo:font-size="12pt" style:font-size-asian="12pt" style:font-size-complex="12pt" fo:language="pt" fo:country="BR"/>
    </style:style>
    <style:style style:name="P130" style:parent-style-name="Standard" style:list-style-name="WW8Num6" style:family="paragraph">
      <style:text-properties fo:font-size="12pt" style:font-size-asian="12pt" style:font-size-complex="12pt" fo:language="pt" fo:country="BR"/>
    </style:style>
    <style:style style:name="P131" style:parent-style-name="Standard" style:list-style-name="WW8Num6" style:family="paragraph">
      <style:text-properties fo:font-size="12pt" style:font-size-asian="12pt" style:font-size-complex="12pt" fo:language="pt" fo:country="BR"/>
    </style:style>
    <style:style style:name="P132" style:parent-style-name="Standard" style:list-style-name="WW8Num6" style:family="paragraph">
      <style:text-properties fo:font-size="12pt" style:font-size-asian="12pt" style:font-size-complex="12pt" fo:language="pt" fo:country="BR"/>
    </style:style>
    <style:style style:name="P133" style:parent-style-name="Standard" style:list-style-name="WW8Num6" style:family="paragraph">
      <style:text-properties fo:font-size="12pt" style:font-size-asian="12pt" style:font-size-complex="12pt" fo:language="pt" fo:country="BR"/>
    </style:style>
    <style:style style:name="P134" style:parent-style-name="Standard" style:list-style-name="WW8Num6" style:family="paragraph">
      <style:text-properties fo:font-size="12pt" style:font-size-asian="12pt" style:font-size-complex="12pt" fo:language="pt" fo:country="BR"/>
    </style:style>
    <style:style style:name="P135" style:parent-style-name="Standard" style:list-style-name="WW8Num6" style:family="paragraph">
      <style:text-properties fo:font-size="12pt" style:font-size-asian="12pt" style:font-size-complex="12pt" fo:language="pt" fo:country="BR"/>
    </style:style>
    <style:style style:name="P136" style:parent-style-name="Standard" style:family="paragraph">
      <style:text-properties fo:font-size="12pt" style:font-size-asian="12pt" style:font-size-complex="12pt" fo:language="pt" fo:country="BR"/>
    </style:style>
    <style:style style:name="P137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38" style:parent-style-name="Standard" style:family="paragraph">
      <style:text-properties fo:font-size="12pt" style:font-size-asian="12pt" style:font-size-complex="12pt" fo:language="pt" fo:country="BR"/>
    </style:style>
    <style:style style:name="P139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T140" style:parent-style-name="DefaultParagraphFont" style:family="text">
      <style:text-properties fo:language="pt" fo:country="BR"/>
    </style:style>
    <style:style style:name="T141" style:parent-style-name="DefaultParagraphFont" style:family="text">
      <style:text-properties fo:font-size="12pt" style:font-size-asian="12pt" style:font-size-complex="12pt" fo:language="pt" fo:country="BR"/>
    </style:style>
    <style:style style:name="P142" style:parent-style-name="Standard" style:family="paragraph">
      <style:text-properties fo:font-size="12pt" style:font-size-asian="12pt" style:font-size-complex="12pt" fo:language="pt" fo:country="BR"/>
    </style:style>
    <style:style style:name="P143" style:parent-style-name="Standard" style:family="paragraph">
      <style:text-properties fo:font-size="12pt" style:font-size-asian="12pt" style:font-size-complex="12pt" fo:language="pt" fo:country="BR"/>
    </style:style>
    <style:style style:name="P144" style:parent-style-name="Standard" style:family="paragraph">
      <style:text-properties fo:font-size="12pt" style:font-size-asian="12pt" style:font-size-complex="12pt" fo:language="pt" fo:country="BR"/>
    </style:style>
    <style:style style:name="P145" style:parent-style-name="Standard" style:family="paragraph">
      <style:text-properties fo:font-size="12pt" style:font-size-asian="12pt" style:font-size-complex="12pt" fo:language="pt" fo:country="BR"/>
    </style:style>
    <style:style style:name="P146" style:parent-style-name="Standard" style:family="paragraph">
      <style:text-properties fo:font-size="12pt" style:font-size-asian="12pt" style:font-size-complex="12pt" fo:language="pt" fo:country="BR"/>
    </style:style>
    <style:style style:name="P147" style:parent-style-name="Standard" style:family="paragraph">
      <style:text-properties fo:font-size="12pt" style:font-size-asian="12pt" style:font-size-complex="12pt" fo:language="pt" fo:country="BR"/>
    </style:style>
    <style:style style:name="P148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language="pt" fo:country="BR"/>
    </style:style>
    <style:style style:name="P149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50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51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52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53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54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</style:style>
    <style:style style:name="T155" style:parent-style-name="DefaultParagraphFont" style:family="text">
      <style:text-properties fo:font-size="12pt" style:font-size-asian="12pt" style:font-size-complex="12pt" fo:language="pt" fo:country="BR" style:language-asian="pt" style:country-asian="BR"/>
    </style:style>
    <style:style style:name="P156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57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58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59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60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61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62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63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64" style:parent-style-name="Standard" style:family="paragraph">
      <style:text-properties fo:font-size="12pt" style:font-size-asian="12pt" style:font-size-complex="12pt" fo:language="pt" fo:country="BR"/>
    </style:style>
    <style:style style:name="P165" style:parent-style-name="Standard" style:family="paragraph">
      <style:text-properties fo:font-size="12pt" style:font-size-asian="12pt" style:font-size-complex="12pt" fo:language="pt" fo:country="BR"/>
    </style:style>
    <style:style style:name="P166" style:parent-style-name="Standard" style:family="paragraph">
      <style:text-properties fo:font-size="12pt" style:font-size-asian="12pt" style:font-size-complex="12pt" fo:language="pt" fo:country="BR"/>
    </style:style>
    <style:style style:name="P167" style:parent-style-name="Standard" style:family="paragraph">
      <style:text-properties fo:font-size="12pt" style:font-size-asian="12pt" style:font-size-complex="12pt" fo:language="pt" fo:country="BR"/>
    </style:style>
    <style:style style:name="P168" style:parent-style-name="Standard" style:family="paragraph">
      <style:text-properties fo:font-size="12pt" style:font-size-asian="12pt" style:font-size-complex="12pt" fo:language="pt" fo:country="BR"/>
    </style:style>
    <style:style style:name="T169" style:parent-style-name="DefaultParagraphFont" style:family="text">
      <style:text-properties fo:font-style="normal" style:font-style-asian="normal" style:use-window-font-color="true" fo:font-size="12pt" style:font-size-asian="12pt" style:font-size-complex="12pt" fo:language="pt" fo:country="BR"/>
    </style:style>
    <style:style style:name="T170" style:parent-style-name="Hyperlink" style:family="text">
      <style:text-properties fo:font-style="normal" style:font-style-asian="normal" fo:font-size="12pt" style:font-size-asian="12pt" style:font-size-complex="12pt" fo:language="pt" fo:country="BR"/>
    </style:style>
    <style:style style:name="T171" style:parent-style-name="DefaultParagraphFont" style:family="text">
      <style:text-properties fo:font-style="normal" style:font-style-asian="normal" style:use-window-font-color="true" fo:font-size="12pt" style:font-size-asian="12pt" style:font-size-complex="12pt" fo:language="pt" fo:country="BR"/>
    </style:style>
    <style:style style:name="P172" style:parent-style-name="Standard" style:family="paragraph">
      <style:text-properties fo:language="pt" fo:country="BR"/>
    </style:style>
    <style:style style:name="T173" style:parent-style-name="DefaultParagraphFont" style:family="text">
      <style:text-properties fo:language="pt" fo:country="BR"/>
    </style:style>
    <style:style style:name="T174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75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76" style:parent-style-name="DefaultParagraphFont" style:family="text">
      <style:text-properties fo:font-size="12pt" style:font-size-asian="12pt" style:font-size-complex="12pt" fo:language="pt" fo:country="BR"/>
    </style:style>
    <style:style style:name="T177" style:parent-style-name="DefaultParagraphFont" style:family="text">
      <style:text-properties fo:font-size="12pt" style:font-size-asian="12pt" style:font-size-complex="12pt" fo:language="pt" fo:country="BR"/>
    </style:style>
    <style:style style:name="P178" style:parent-style-name="Standard" style:family="paragraph">
      <style:text-properties fo:font-size="12pt" style:font-size-asian="12pt" style:font-size-complex="12pt" fo:language="pt" fo:country="BR"/>
    </style:style>
    <style:style style:name="P179" style:parent-style-name="Standard" style:family="paragraph">
      <style:text-properties fo:font-size="12pt" style:font-size-asian="12pt" style:font-size-complex="12pt" fo:language="pt" fo:country="BR"/>
    </style:style>
    <style:style style:name="P180" style:parent-style-name="Standard" style:family="paragraph">
      <style:text-properties fo:font-size="12pt" style:font-size-asian="12pt" style:font-size-complex="12pt" fo:language="pt" fo:country="BR"/>
    </style:style>
    <style:style style:name="P181" style:parent-style-name="Standard" style:family="paragraph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82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83" style:parent-style-name="DefaultParagraphFont" style:family="text">
      <style:text-properties fo:font-size="12pt" style:font-size-asian="12pt" style:font-size-complex="12pt" fo:language="pt" fo:country="BR"/>
    </style:style>
    <style:style style:name="T184" style:parent-style-name="DefaultParagraphFont" style:family="text">
      <style:text-properties fo:font-size="12pt" style:font-size-asian="12pt" style:font-size-complex="12pt" fo:language="pt" fo:country="BR"/>
    </style:style>
    <style:style style:name="P185" style:parent-style-name="Standard" style:family="paragraph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86" style:parent-style-name="Standard" style:family="paragraph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87" style:parent-style-name="DefaultParagraphFont" style:family="text">
      <style:text-properties fo:font-weight="bold" style:font-weight-asian="bold" style:font-weight-complex="bold" fo:language="pt" fo:country="BR"/>
    </style:style>
    <style:style style:name="T188" style:parent-style-name="DefaultParagraphFont" style:family="text">
      <style:text-properties fo:font-size="12pt" style:font-size-asian="12pt" style:font-size-complex="12pt" fo:language="pt" fo:country="BR"/>
    </style:style>
    <style:style style:name="T189" style:parent-style-name="DefaultParagraphFont" style:family="text">
      <style:text-properties fo:font-size="12pt" style:font-size-asian="12pt" style:font-size-complex="12pt" fo:language="pt" fo:country="BR"/>
    </style:style>
    <style:style style:name="P190" style:parent-style-name="Standard" style:family="paragraph">
      <style:text-properties fo:font-size="12pt" style:font-size-asian="12pt" style:font-size-complex="12pt" fo:language="pt" fo:country="BR"/>
    </style:style>
    <style:style style:name="P191" style:parent-style-name="Standard" style:family="paragraph">
      <style:text-properties fo:font-size="12pt" style:font-size-asian="12pt" style:font-size-complex="12pt" fo:language="pt" fo:country="BR"/>
    </style:style>
    <style:style style:name="P192" style:parent-style-name="InfoBlue" style:family="paragraph">
      <style:paragraph-properties fo:margin-left="0.4895in">
        <style:tab-stops/>
      </style:paragraph-properties>
      <style:text-properties fo:language="pt" fo:country="BR"/>
    </style:style>
    <style:style style:name="P193" style:parent-style-name="Standard" style:family="paragraph">
      <style:text-properties fo:font-size="12pt" style:font-size-asian="12pt" style:font-size-complex="12pt" fo:language="pt" fo:country="BR"/>
    </style:style>
    <style:style style:name="P194" style:parent-style-name="Standard" style:family="paragraph">
      <style:text-properties fo:font-size="12pt" style:font-size-asian="12pt" style:font-size-complex="12pt" fo:language="pt" fo:country="BR"/>
    </style:style>
    <style:style style:name="P195" style:parent-style-name="Standard" style:family="paragraph">
      <style:text-properties fo:font-size="12pt" style:font-size-asian="12pt" style:font-size-complex="12pt" fo:language="pt" fo:country="BR"/>
    </style:style>
    <style:style style:name="P196" style:parent-style-name="Standard" style:family="paragraph">
      <style:text-properties fo:font-size="12pt" style:font-size-asian="12pt" style:font-size-complex="12pt" fo:language="pt" fo:country="BR"/>
    </style:style>
    <style:style style:name="P197" style:parent-style-name="Standard" style:family="paragraph">
      <style:text-properties fo:font-size="12pt" style:font-size-asian="12pt" style:font-size-complex="12pt" fo:language="pt" fo:country="BR"/>
    </style:style>
    <style:style style:name="P198" style:parent-style-name="Standard" style:family="paragraph">
      <style:text-properties fo:font-size="12pt" style:font-size-asian="12pt" style:font-size-complex="12pt" fo:language="pt" fo:country="BR"/>
    </style:style>
    <style:style style:name="P199" style:parent-style-name="Standard" style:family="paragraph">
      <style:text-properties fo:font-size="12pt" style:font-size-asian="12pt" style:font-size-complex="12pt" fo:language="pt" fo:country="BR"/>
    </style:style>
    <style:style style:name="P200" style:parent-style-name="Standard" style:family="paragraph">
      <style:text-properties fo:font-size="12pt" style:font-size-asian="12pt" style:font-size-complex="12pt" fo:language="pt" fo:country="BR"/>
    </style:style>
    <style:style style:name="P201" style:parent-style-name="Standard" style:family="paragraph">
      <style:text-properties fo:language="pt" fo:country="BR"/>
    </style:style>
    <style:style style:name="P202" style:parent-style-name="Standard" style:family="paragraph">
      <style:paragraph-properties fo:margin-left="0.25in" fo:text-indent="-0.25in">
        <style:tab-stops/>
      </style:paragraph-properties>
    </style:style>
    <style:style style:name="T203" style:parent-style-name="DefaultParagraphFont" style:family="text">
      <style:text-properties fo:language="pt" fo:country="BR"/>
    </style:style>
    <style:style style:name="T204" style:parent-style-name="DefaultParagraphFont" style:family="text">
      <style:text-properties fo:font-size="12pt" style:font-size-asian="12pt" style:font-size-complex="12pt" fo:language="pt" fo:country="BR"/>
    </style:style>
    <style:style style:name="T205" style:parent-style-name="DefaultParagraphFont" style:family="text">
      <style:text-properties fo:font-size="12pt" style:font-size-asian="12pt" style:font-size-complex="12pt" fo:language="pt" fo:country="BR"/>
    </style:style>
    <style:style style:name="T206" style:parent-style-name="Hyperlink" style:family="text">
      <style:text-properties fo:font-size="12pt" style:font-size-asian="12pt" style:font-size-complex="12pt" fo:language="pt" fo:country="BR"/>
    </style:style>
    <style:style style:name="T207" style:parent-style-name="DefaultParagraphFont" style:family="text">
      <style:text-properties fo:font-size="12pt" style:font-size-asian="12pt" style:font-size-complex="12pt" fo:language="pt" fo:country="BR"/>
    </style:style>
    <style:style style:name="P208" style:parent-style-name="Standard" style:family="paragraph">
      <style:paragraph-properties fo:margin-left="0.25in" fo:text-indent="-0.25in">
        <style:tab-stops/>
      </style:paragraph-properties>
      <style:text-properties fo:language="pt" fo:country="BR"/>
    </style:style>
    <style:style style:name="P209" style:parent-style-name="Standard" style:family="paragraph">
      <style:paragraph-properties fo:margin-left="0.25in" fo:text-indent="-0.25in">
        <style:tab-stops/>
      </style:paragraph-properties>
    </style:style>
    <style:style style:name="T210" style:parent-style-name="DefaultParagraphFont" style:family="text">
      <style:text-properties fo:font-size="12pt" style:font-size-asian="12pt" style:font-size-complex="12pt" fo:language="pt" fo:country="BR"/>
    </style:style>
    <style:style style:name="T211" style:parent-style-name="DefaultParagraphFont" style:family="text">
      <style:text-properties fo:font-size="12pt" style:font-size-asian="12pt" style:font-size-complex="12pt" fo:language="pt" fo:country="BR"/>
    </style:style>
    <style:style style:name="T212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213" style:parent-style-name="Standard" style:family="paragraph">
      <style:paragraph-properties fo:margin-left="0.25in" fo:text-indent="-0.25in">
        <style:tab-stops/>
      </style:paragraph-properties>
    </style:style>
    <style:style style:name="T214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215" style:parent-style-name="DefaultParagraphFont" style:family="text">
      <style:text-properties fo:font-size="12pt" style:font-size-asian="12pt" style:font-size-complex="12pt" fo:language="pt" fo:country="BR"/>
    </style:style>
    <style:style style:name="P216" style:parent-style-name="Standard" style:family="paragraph">
      <style:paragraph-properties fo:margin-left="0.25in" fo:text-indent="-0.25in">
        <style:tab-stops/>
      </style:paragraph-properties>
      <style:text-properties fo:language="pt" fo:country="BR"/>
    </style:style>
    <style:style style:name="P217" style:parent-style-name="Standard" style:family="paragraph">
      <style:paragraph-properties fo:margin-left="0.25in" fo:text-indent="-0.25in">
        <style:tab-stops/>
      </style:paragraph-properties>
    </style:style>
    <style:style style:name="T218" style:parent-style-name="DefaultParagraphFont" style:family="text">
      <style:text-properties fo:font-size="12pt" style:font-size-asian="12pt" style:font-size-complex="12pt" fo:language="pt" fo:country="BR"/>
    </style:style>
    <style:style style:name="T219" style:parent-style-name="DefaultParagraphFont" style:family="text">
      <style:text-properties fo:font-size="12pt" style:font-size-asian="12pt" style:font-size-complex="12pt" fo:language="pt" fo:country="BR"/>
    </style:style>
    <style:style style:name="T220" style:parent-style-name="DefaultParagraphFont" style:family="text">
      <style:text-properties fo:font-size="12pt" style:font-size-asian="12pt" style:font-size-complex="12pt" fo:language="pt" fo:country="BR"/>
    </style:style>
    <style:style style:name="P221" style:parent-style-name="Standard" style:family="paragraph">
      <style:paragraph-properties fo:margin-left="0.25in" fo:text-indent="-0.25in">
        <style:tab-stops/>
      </style:paragraph-properties>
    </style:style>
    <style:style style:name="T222" style:parent-style-name="DefaultParagraphFont" style:family="text">
      <style:text-properties fo:font-size="12pt" style:font-size-asian="12pt" style:font-size-complex="12pt" fo:language="pt" fo:country="BR"/>
    </style:style>
    <style:style style:name="T223" style:parent-style-name="DefaultParagraphFont" style:family="text">
      <style:text-properties fo:font-size="12pt" style:font-size-asian="12pt" style:font-size-complex="12pt" fo:language="pt" fo:country="BR"/>
    </style:style>
    <style:style style:name="P224" style:parent-style-name="Standard" style:family="paragraph">
      <style:paragraph-properties fo:margin-left="0.25in" fo:text-indent="-0.25in">
        <style:tab-stops/>
      </style:paragraph-properties>
    </style:style>
    <style:style style:name="T225" style:parent-style-name="DefaultParagraphFont" style:family="text">
      <style:text-properties fo:font-size="12pt" style:font-size-asian="12pt" style:font-size-complex="12pt" fo:language="pt" fo:country="BR"/>
    </style:style>
    <style:style style:name="T226" style:parent-style-name="DefaultParagraphFont" style:family="text">
      <style:text-properties fo:font-size="12pt" style:font-size-asian="12pt" style:font-size-complex="12pt" fo:language="pt" fo:country="BR"/>
    </style:style>
    <style:style style:name="P227" style:parent-style-name="Standard" style:family="paragraph">
      <style:paragraph-properties fo:margin-left="0.25in" fo:text-indent="-0.25in">
        <style:tab-stops/>
      </style:paragraph-properties>
    </style:style>
    <style:style style:name="T228" style:parent-style-name="DefaultParagraphFont" style:family="text">
      <style:text-properties fo:font-size="12pt" style:font-size-asian="12pt" style:font-size-complex="12pt" fo:language="pt" fo:country="BR"/>
    </style:style>
    <style:style style:name="T229" style:parent-style-name="DefaultParagraphFont" style:family="text">
      <style:text-properties fo:font-size="12pt" style:font-size-asian="12pt" style:font-size-complex="12pt" fo:language="pt" fo:country="BR"/>
    </style:style>
    <style:style style:name="P230" style:parent-style-name="Standard" style:family="paragraph">
      <style:paragraph-properties fo:margin-left="0.25in" fo:text-indent="-0.25in">
        <style:tab-stops/>
      </style:paragraph-properties>
      <style:text-properties fo:font-size="12pt" style:font-size-asian="12pt" style:font-size-complex="12pt" fo:language="pt" fo:country="BR"/>
    </style:style>
    <style:style style:name="P231" style:parent-style-name="Standard" style:family="paragraph">
      <style:paragraph-properties fo:margin-left="0.25in" fo:text-indent="-0.25in">
        <style:tab-stops/>
      </style:paragraph-properties>
      <style:text-properties fo:font-size="12pt" style:font-size-asian="12pt" style:font-size-complex="12pt" fo:language="pt" fo:country="BR"/>
    </style:style>
    <style:style style:name="P232" style:parent-style-name="Standard" style:family="paragraph">
      <style:paragraph-properties fo:margin-left="0.25in" fo:text-indent="-0.25in">
        <style:tab-stops/>
      </style:paragraph-properties>
      <style:text-properties fo:font-size="12pt" style:font-size-asian="12pt" style:font-size-complex="12pt" fo:language="pt" fo:country="BR"/>
    </style:style>
    <style:style style:name="P233" style:parent-style-name="Standard" style:family="paragraph">
      <style:paragraph-properties fo:margin-left="0.25in" fo:text-indent="-0.25in">
        <style:tab-stops/>
      </style:paragraph-properties>
    </style:style>
    <style:style style:name="T234" style:parent-style-name="DefaultParagraphFont" style:family="text">
      <style:text-properties fo:font-size="12pt" style:font-size-asian="12pt" style:font-size-complex="12pt" fo:language="pt" fo:country="BR"/>
    </style:style>
    <style:style style:name="T235" style:parent-style-name="DefaultParagraphFont" style:family="text">
      <style:text-properties fo:font-size="12pt" style:font-size-asian="12pt" style:font-size-complex="12pt" fo:language="pt" fo:country="BR"/>
    </style:style>
    <style:style style:name="T236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37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38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39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P240" style:parent-style-name="Standard" style:family="paragraph">
      <style:paragraph-properties fo:margin-left="0.25in" fo:text-indent="-0.2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P241" style:parent-style-name="Standard" style:family="paragraph">
      <style:paragraph-properties fo:margin-left="0.25in" fo:text-indent="-0.25in">
        <style:tab-stops/>
      </style:paragraph-properties>
    </style:style>
    <style:style style:name="T242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43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44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P245" style:parent-style-name="Standard" style:family="paragraph">
      <style:paragraph-properties fo:margin-left="0.25in" fo:text-indent="-0.2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P246" style:parent-style-name="Standard" style:family="paragraph">
      <style:paragraph-properties fo:margin-left="0.25in" fo:text-indent="-0.25in">
        <style:tab-stops/>
      </style:paragraph-properties>
    </style:style>
    <style:style style:name="T247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48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49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50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51" style:parent-style-name="DefaultParagraphFont" style:family="text">
      <style:text-properties fo:language="pt" fo:country="BR"/>
    </style:style>
    <style:style style:name="P252" style:parent-style-name="Standard" style:family="paragraph">
      <style:paragraph-properties fo:margin-left="0.25in" fo:text-indent="-0.25in">
        <style:tab-stops/>
      </style:paragraph-properties>
    </style:style>
    <style:style style:name="T253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254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255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56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57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58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P259" style:parent-style-name="Standard" style:family="paragraph">
      <style:paragraph-properties fo:margin-left="0.25in" fo:text-indent="-0.2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P260" style:parent-style-name="Standard" style:family="paragraph">
      <style:paragraph-properties fo:margin-left="0.25in" fo:text-indent="-0.25in">
        <style:tab-stops/>
      </style:paragraph-properties>
    </style:style>
    <style:style style:name="T261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62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63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P264" style:parent-style-name="Standard" style:family="paragraph">
      <style:paragraph-properties fo:margin-left="0.25in" fo:text-indent="-0.2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P265" style:parent-style-name="Standard" style:family="paragraph">
      <style:paragraph-properties fo:margin-left="0.25in" fo:text-indent="-0.25in">
        <style:tab-stops/>
      </style:paragraph-properties>
    </style:style>
    <style:style style:name="T266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67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68" style:parent-style-name="DefaultParagraphFont" style:family="text">
      <style:text-properties style:font-name="Arial" fo:font-size="10.5pt" style:font-size-asian="10.5pt" style:font-size-complex="12pt" fo:language="pt" fo:country="BR"/>
    </style:style>
    <style:style style:name="T269" style:parent-style-name="DefaultParagraphFont" style:family="text">
      <style:text-properties style:font-name="Arial" fo:font-size="10.5pt" style:font-size-asian="10.5pt" style:font-size-complex="12pt" fo:language="pt" fo:country="BR"/>
    </style:style>
    <style:style style:name="T270" style:parent-style-name="DefaultParagraphFont" style:family="text">
      <style:text-properties fo:language="pt" fo:country="BR"/>
    </style:style>
    <style:style style:name="P271" style:parent-style-name="Standard" style:family="paragraph">
      <style:paragraph-properties fo:margin-left="0.25in" fo:text-indent="-0.25in">
        <style:tab-stops/>
      </style:paragraph-properties>
    </style:style>
    <style:style style:name="T272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73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74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75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P276" style:parent-style-name="Standard" style:family="paragraph">
      <style:paragraph-properties fo:margin-left="0.25in" fo:text-indent="-0.2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P277" style:parent-style-name="Standard" style:family="paragraph">
      <style:paragraph-properties fo:margin-left="0.25in" fo:text-indent="-0.25in">
        <style:tab-stops/>
      </style:paragraph-properties>
    </style:style>
    <style:style style:name="T278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79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80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81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P282" style:parent-style-name="Standard" style:family="paragraph">
      <style:paragraph-properties fo:margin-left="0.25in" fo:text-indent="-0.2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P283" style:parent-style-name="Standard" style:family="paragraph">
      <style:paragraph-properties fo:margin-left="0.25in" fo:text-indent="-0.25in">
        <style:tab-stops/>
      </style:paragraph-properties>
    </style:style>
    <style:style style:name="T284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85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86" style:parent-style-name="DefaultParagraphFont" style:family="text">
      <style:text-properties style:font-name="Arial" fo:font-size="10.5pt" style:font-size-asian="10.5pt" style:font-size-complex="12pt" fo:language="pt" fo:country="BR"/>
    </style:style>
    <style:style style:name="T287" style:parent-style-name="DefaultParagraphFont" style:family="text">
      <style:text-properties style:font-name="Arial" fo:font-size="10.5pt" style:font-size-asian="10.5pt" style:font-size-complex="12pt" fo:language="pt" fo:country="B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SVRI</text:p>
      <text:p text:style-name="P2"/>
      <text:p text:style-name="P3"><text:span text:style-name="T4"><text:title text:fixed="false">Documento de Arquitetura de Software</text:title></text:span></text:p>
      <text:p text:style-name="P5"/>
      <text:p text:style-name="P6">Versão 1.0</text:p>
      <text:p text:style-name="P7"/>
      <text:p text:style-name="P8"/>
      <text:p text:style-name="P9"/>
      <text:p text:style-name="P10">Histórico da Revisão</text:p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Data</text:p>
          </table:table-cell>
          <table:table-cell table:style-name="TableCell19">
            <text:p text:style-name="P20">Versão</text:p>
          </table:table-cell>
          <table:table-cell table:style-name="TableCell21">
            <text:p text:style-name="P22">Descrição</text:p>
          </table:table-cell>
          <table:table-cell table:style-name="TableCell23">
            <text:p text:style-name="P24">Autor</text:p>
          </table:table-cell>
        </table:table-row>
        <table:table-row table:style-name="TableRow25">
          <table:table-cell table:style-name="TableCell26">
            <text:p text:style-name="P27">11/05/2015</text:p>
          </table:table-cell>
          <table:table-cell table:style-name="TableCell28">
            <text:p text:style-name="P29">V1.0</text:p>
          </table:table-cell>
          <table:table-cell table:style-name="TableCell30">
            <text:p text:style-name="P31">Criação do artefato com a descrição arquitetural<text:s/>elucidada.</text:p>
          </table:table-cell>
          <table:table-cell table:style-name="TableCell32">
            <text:p text:style-name="P33">Lucas de Assis Rosa</text:p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P61"/>
      <text:soft-page-break/>
      <text:p text:style-name="P62">Índice Analítico</text:p>
      <text:section text:name="Sect1" text:style-name="S1">
        <text:soft-page-break/>
        <text:p text:style-name="Contents1">1. Introdução<text:tab/>3</text:p>
        <text:p text:style-name="P63">1.1 Finalidade<text:tab/>3</text:p>
        <text:p text:style-name="P64">1.2 Escopo<text:tab/>3</text:p>
        <text:p text:style-name="P65">1.3 Definições, Acrônimos e Abreviações<text:tab/>3</text:p>
        <text:p text:style-name="P66">1.4 Referências<text:tab/>4</text:p>
        <text:p text:style-name="P67">1.5 Visão Geral<text:tab/>4</text:p>
        <text:p text:style-name="Contents1">2. Representação Arquitetural<text:s/><text:tab/>4</text:p>
        <text:p text:style-name="P68">3. Metas e Restrições da<text:s/>Arquitetura<text:s/><text:tab/>4</text:p>
        <text:p text:style-name="P69">4. Visão Lógica<text:s/><text:tab/>4</text:p>
        <text:p text:style-name="P70">4.1 Visão Geral<text:tab/>4</text:p>
        <text:p text:style-name="P71">4.2 Pacotes Significativos<text:tab/>5</text:p>
        <text:p text:style-name="P72">5. Visão de Processos<text:s/><text:tab/>5</text:p>
        <text:p text:style-name="P73">6. Visão da Implementação<text:s/><text:tab/>5</text:p>
        <text:p text:style-name="P74">6.1 Visão Geral<text:tab/>5</text:p>
        <text:p text:style-name="P75">6.2 Estrutura da Divisão em Camadas<text:tab/>5</text:p>
        <text:p text:style-name="P76">6.3 Padrões de Projeto e Frameworks<text:tab/>6</text:p>
        <text:p text:style-name="P77">7. Visão de Casos de Uso<text:tab/>6</text:p>
        <text:p text:style-name="P78">8. Qualidade e Padrões<text:tab/>7</text:p>
        <text:p text:style-name="P79">9. Decisões Arquiteturais<text:s/><text:tab/>7</text:p>
      </text:section>
      <text:p text:style-name="P80"><text:span text:style-name="T81"><text:title text:fixed="false">Documento de Arquitetura de Software</text:title></text:span></text:p>
      <text:p text:style-name="P82"/>
      <text:h text:style-name="Heading1" text:outline-level="1">Introdução</text:h>
      <text:p text:style-name="InfoBlue"/>
      <text:h text:style-name="Heading2" text:outline-level="2">Finalidade</text:h>
      <text:p text:style-name="P83"><text:tab/></text:p>
      <text:p text:style-name="P84"><text:span text:style-name="T85">Este documento oferece uma visão arquitetural do Sistema de Vendas e Reserva de Ingressos (SVRI). Nele, os frameworks que serão<text:s/></text:span><text:span text:style-name="T86">utilizados e padrões arquiteturais previstos são descritos, para realizar a implementação dos requisitos funcionais e casos de uso e atingir os atributos de qualidade. Os itens deste documento e a abordagem estão de acordo com o template de arquitetura de<text:s/></text:span><text:span text:style-name="T87">software do RUP previsto no link:<text:s/></text:span><text:a xlink:href="http://www.wthreex.com/rup/portugues" office:target-frame-name="_top" xlink:show="replace"><text:span text:style-name="T88">http://www.wthreex.com/rup/portugues</text:span></text:a><text:span text:style-name="T89"><text:s/>e contidos no repositório github</text:span></text:p>
      <text:h text:style-name="Heading2" text:outline-level="2">Escopo</text:h>
      <text:p text:style-name="Standard"/>
      <text:p text:style-name="P90">Este documento influencia o diagrama de classes para o SVRI, além das técnicas de programação, criação de classes e padrões de codificação que precisam atingir os requisitos não funcionais explicitados aqui. Além de estar relacionado com as decisões arquiteturais.</text:p>
      <text:p text:style-name="P91"/>
      <text:p text:style-name="P92">Este documento também influencia ao se fazer a análise para um relato de problema ou solicitação de mudança, após uma baseline.</text:p>
      <text:p text:style-name="P93"/>
      <text:h text:style-name="Heading2" text:outline-level="2">Definições, Acrônimos e Abreviações</text:h>
      <text:p text:style-name="P94"><text:tab/></text:p>
      <text:p text:style-name="P95">Padrões de Projeto – Padrões a nivel de componentes, utilizados para solucionar problemas recorrentes de design detalhado de software.</text:p>
      <text:p text:style-name="P96">Servlets – Tecnologia para geração<text:s/>de páginas web dinâmicas com Java, estabelecendo uma interface com o cliente estilo requisição-resposta, recebendo os dados das JSPs e retornando respostas dinâmicas segundo um processamento.</text:p>
      <text:p text:style-name="P97">JPA – API de persistência do Java.</text:p>
      <text:p text:style-name="P98">MySQL – SGBD que utiliza a linguagem SQL.</text:p>
      <text:p text:style-name="P99">DAO – Data Access Object, objeto utilizado para acessar a parte de dados persistidos em um Banco de Dados.</text:p>
      <text:p text:style-name="P100">Injeção de Dependências – <text:s/>Significa delegar dependências, de forma que uma classe apenas informa que possui essas dependências e passa<text:s/>a resolução delas para uma unidade responsável (um framework por exemplo).</text:p>
      <text:p text:style-name="P101">JavaBeans – Classes Entidades, que normalmenterepresentam uma entidade real e possuem apenas atributos e métodos getters and setters.</text:p>
      <text:p text:style-name="P102">Hibernate/Hibernate Sessions – Hibernate é um<text:s/>Framework para persistência e mapeamento objeto-relacional. Hibernate Sessions são usadas para realizar as transações no Banco de Dados gerado pelo Hibernate, de modo que toda vez que um conjunto de interações com o banco de dados for prevista, uma Session<text:s/>deve ser instanciada.</text:p>
      <text:p text:style-name="P103">EntityManager – Usada para realizar as operações dos DAOs no banco de dados, manipulando as entidades do banco.</text:p>
      <text:p text:style-name="P104">JSTL – Biblioteca padrão de marcação de JSP.</text:p>
      <text:p text:style-name="P105">JSP – Tecnologia para possibilitar conteúdo web dinâmico, utilizando HTML e<text:s/>permitindo<text:s/><text:soft-page-break/>a inserção de lógica (e de java).</text:p>
      <text:p text:style-name="P106">Taglibs – Conjunto de tags padrão ustomizáveis para composição de páginas JSP.</text:p>
      <text:p text:style-name="P107">Spring MVC – Framework para servir conteúdo web, injetar dependências, gerenciar transações, através das servlets.</text:p>
      <text:p text:style-name="P108"/>
      <text:h text:style-name="Heading2" text:outline-level="2">Referências</text:h>
      <text:list text:style-name="WW8Num5">
        <text:list-item>
          <text:p text:style-name="P109">Documento de Especificação de Objetivos e Requisitos (EOR)</text:p>
        </text:list-item>
      </text:list>
      <text:p text:style-name="P110"/>
      <text:h text:style-name="Heading2" text:outline-level="2">Visão Geral</text:h>
      <text:p text:style-name="Standard"/>
      <text:p text:style-name="P111">As seções e sub-seções do Documento de Arquitetura de Software apresentam diferentes visões da arquitetura de acordo com o necessário, além de restrições, a representação geral da<text:s/>arquitetura e a descrição e explicação dos componentes contidos nela.</text:p>
      <text:p text:style-name="P112"><text:tab/></text:p>
      <text:h text:style-name="Heading1" text:outline-level="1">Representação Arquitetural</text:h>
      <text:p text:style-name="P113"/>
      <text:p text:style-name="P114"><text:span text:style-name="T115">A modelagem arquitetural segue um esquema de separação em três componentes: Modelo, Visão e Controlador. As visões utilizadas serão<text:s/></text:span><text:span text:style-name="T116">Visão Lógica, Visão de I</text:span><text:span text:style-name="T117">mplementação, Visão de Casos de Uso e Visão de Processos.</text:span></text:p>
      <text:p text:style-name="P118"/>
      <text:h text:style-name="Heading1" text:outline-level="1">Metas e Restrições da Arquitetura</text:h>
      <text:p text:style-name="P119"/>
      <text:p text:style-name="P120"><text:span text:style-name="T121">Para implementação do software, a<text:s/></text:span><text:span text:style-name="T122">versão mínima</text:span><text:span text:style-name="T123"><text:s/>do Java EE a ser utilizada é a versão 6, do apache tomcat é a versão 7, e será preciso usar o framework Hibernate<text:s/></text:span><text:span text:style-name="T124">com a JPA, utilizando JSPs e Servlets.</text:span></text:p>
      <text:p text:style-name="P125"/>
      <text:p text:style-name="P126">Está previsto o uso do sistema para os navegadores moozila firefox e google chrome, utilizando o protocolo HTTP e a porta padrão 80.</text:p>
      <text:p text:style-name="P127"/>
      <text:p text:style-name="P128">Tem-se os seguintes requisitos não funcionais e concerns:</text:p>
      <text:list text:style-name="WW8Num6">
        <text:list-item>
          <text:p text:style-name="P129">persistência das senhas<text:s/>dos usuários de forma criptografada;</text:p>
        </text:list-item>
        <text:list-item>
          <text:p text:style-name="P130">Controle de acesso (login) e níveis de usuário;</text:p>
        </text:list-item>
        <text:list-item>
          <text:p text:style-name="P131">Escalabilidade;</text:p>
        </text:list-item>
        <text:list-item>
          <text:p text:style-name="P132">Disponibilidade 24 x 7;</text:p>
        </text:list-item>
        <text:list-item>
          <text:p text:style-name="P133">Portabilidade entre os navegadores mencionados;</text:p>
        </text:list-item>
        <text:list-item>
          <text:p text:style-name="P134">Tratamento de exceções e Javadocs (manutenibilidade);</text:p>
        </text:list-item>
        <text:list-item>
          <text:p text:style-name="P135">Usabilidade;</text:p>
        </text:list-item>
      </text:list>
      <text:p text:style-name="P136"><text:tab/></text:p>
      <text:p text:style-name="P137"/>
      <text:h text:style-name="Heading1" text:outline-level="1">Visão Lógica</text:h>
      <text:h text:style-name="Heading2" text:outline-level="2">Visão Geral</text:h>
      <text:p text:style-name="P138"><text:tab/>A arquitetura é dividida em camadas do MVC, de modo que os pacotes serão subdivididos de acordo com os componentes do MVC e suas camadas internas (se possuírem).</text:p>
      <text:p text:style-name="P139"/>
      <text:soft-page-break/>
      <text:h text:style-name="Heading2" text:outline-level="2">Pacotes Significativos</text:h>
      <text:p text:style-name="Standard"><text:span text:style-name="T140"><text:tab/></text:span><text:span text:style-name="T141">Os pacotes significativos do software são os abaixo:</text:span></text:p>
      <text:p text:style-name="P142"/>
      <text:p text:style-name="P143"><text:tab/>views – O pacote destinado às classes de apresentação JSP, contido dentro de um diretório WebContent. Neste pacote estarão as classes que irão ser servidas para o usuário.</text:p>
      <text:p text:style-name="P144"><text:tab/>lib – Pacote contendo as dependências (bibliotecas necessárias) do projeto, contendo bibliotecas para o Spring, para o Hibernate, JSP, Servlets.</text:p>
      <text:p text:style-name="P145"><text:tab/>controller – Pacote com as classes para tratamento das requisições via HTTP.</text:p>
      <text:p text:style-name="P146"><text:tab/>model – Pacote que será subdividido em outros dois pacotes, para contemplar as classes de acesso à dados (pacote dao, contendo classes DAO e classes beans) e as classes de implementação das funcionalidades (requisitos funcionais), no pacote de negocio.</text:p>
      <text:p text:style-name="P147"><text:tab/><text:tab/></text:p>
      <text:p text:style-name="P148"/>
      <text:h text:style-name="Heading1" text:outline-level="1">Visão de Processos</text:h>
      <text:p text:style-name="P149">A arquitetura lida com o concern de concorrência através da implementação de Servlets, de modo<text:s/>que cada requisição HTTP vinda do navegador do usuário é tratada por uma thread, isto é, quando uma nova requisição ao Servlet é feita, uma nova thread é criada.</text:p>
      <text:p text:style-name="P150"/>
      <text:p text:style-name="P151">É importante notar que, apesar do tratamento do conteiner de Servlets, é preciso pensar em concorrência dentro do Servlet, de modo que variáveis estáticas e de membro devem ter uma atenção na manipulação, pois são críticas (o acesso é compartilhado com outras threads). A figura 1 ilustra as regras para concorrência em threads. Em vermelho, significa que deve-se levar em consideração. O acesso às JSPs também deve ser levado em conta, de modo que o bloco de código que acessa os recursos, passíveis de concorrência da interface de usuário, precisa ser sincronizado (protegido para acesso por threads).</text:p>
      <text:p text:style-name="P152">O<text:s/>acesso aos dados persistidos via Hibernate serão controlados pela EntityManager e essa por sua vez será controlada pelo Spring Framework através da Injeção de Dependência (DI), portanto sendo thread-safe. Será adotada a configuração por padrão do Spring que a instanciação das EntityManager será feita por requisição, isto é, para cada thread a instância de EntityManager será utilizada sem problemas de concorrência.</text:p>
      <text:p text:style-name="P153"/>
      <text:p text:style-name="P154"><text:span text:style-name="T155"><draw:frame draw:style-name="a0" draw:name="figuras1" text:anchor-type="as-char" svg:x="0in" svg:y="0in" svg:width="3.16102in" svg:height="2.20748in" style:rel-width="scale" style:rel-height="scale"><draw:image xlink:href="http://tutorials.jenkov.com/images/java-servlets/servlet-concurrency.png" xlink:type="simple" xlink:show="embed" xlink:actuate="onLoad"/><svg:title/><svg:desc/></draw:frame></text:span></text:p>
      <text:p text:style-name="P156">Figura 1. regras de concorrência para implementação das servlets.</text:p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h text:style-name="Heading1" text:outline-level="1">Visão da<text:s/>Implementação</text:h>
      <text:p text:style-name="P164"><text:tab/>A arquitetura será implementada seguindo a estrutura dos três componentes do estilo arquitetural Model-View-Controller. Para cada uma, temos:</text:p>
      <text:p text:style-name="P165"/>
      <text:p text:style-name="P166"><text:tab/>Modelo – Componente responsável por lidar com os dados/persistência no sistema na camada de acesso à dados, e responsável por implementar o negócio na camada de serviço.</text:p>
      <text:p text:style-name="P167"><text:tab/>Visão – Implementa a parte de apresentação das páginas web para o usuário e também funciona como meio de entrada dos dados do usuário (dados digitados pelo usuário).</text:p>
      <text:p text:style-name="P168"><text:tab/>Controlador – Implementa o recebimento e resposta das requisições HTTP por servlets, e estabelece comunicação entre os componentes de Modelo (com a camada de serviço) e o Visão.</text:p>
      <text:h text:style-name="Heading2" text:outline-level="2">Visão Geral</text:h>
      <text:p text:style-name="InfoBlue"><text:span text:style-name="T169">O link para o modelo geral da arquitetura está disponível<text:s/></text:span><text:a xlink:href="https://raw.githubusercontent.com/daniel-oliveiravas/SVRI/master/1-Gerência/1.02-Arquitetura%20de%20Software/Modelo%20Geral%20de%20Arquitetura%20de%20Software%20-%20SVRI.jpg" office:target-frame-name="_top" xlink:show="replace"><text:span text:style-name="T170">aqui</text:span></text:a><text:span text:style-name="T171">.</text:span></text:p>
      <text:h text:style-name="Heading2" text:outline-level="2">Estrutura da Divisão em Componentes</text:h>
      <text:p text:style-name="P172"><text:tab/></text:p>
      <text:p text:style-name="Standard"><text:span text:style-name="T173"><text:tab/></text:span><text:span text:style-name="T174">Modelo</text:span></text:p>
      <text:p text:style-name="Standard"><text:span text:style-name="T175"><text:tab/></text:span><text:span text:style-name="T176">Para as classes de acesso à dados (DAO), o nome da<text:s/></text:span><text:span text:style-name="T177">classe deve seguir um padrão de nomenclatura &lt;nome_da_classe&gt;DAO.java. As classes JavaBeans, na camada de acesso à dados, devem possuir a nomenclatura simples de classes entidades (por exemplo, entidade banco, banco.java, entidade filme, filme.java).</text:span></text:p>
      <text:p text:style-name="P178"/>
      <text:p text:style-name="P179"><text:tab/>Para as classes de negócio contidas na camada de serviço, a nomenclatura deverá ser o nome da funcionalidade. A separação em pacotes dentro do pacote de serviço deve ser feita caso um conjunto de classes para implementar uma funcionalidade seja extenso e necessário, de modo que os subpacotes criados conterão as classes de negócio necessárias para implementar a funcionalidade, e devem seguir o padrão de nomenclatura no qual o nome do pacote corresponde à funcionalidade.</text:p>
      <text:p text:style-name="P180"/>
      <text:p text:style-name="P181"><text:tab/>Visão</text:p>
      <text:p text:style-name="Standard"><text:span text:style-name="T182"><text:tab/></text:span><text:span text:style-name="T183">No componente visão, as páginas<text:s/></text:span><text:span text:style-name="T184">JSP ficaram contidas no pacote views, enquanto que as classes de de recursos para apresentação (css, javascript, imagens) ficaram contidas em um diretório resources para serem utilizadas nas JSPs.</text:span></text:p>
      <text:p text:style-name="P185"/>
      <text:p text:style-name="P186"><text:tab/>Controlador</text:p>
      <text:p text:style-name="Standard"><text:span text:style-name="T187"><text:tab/></text:span><text:span text:style-name="T188">No componente controlador, as classes de con</text:span><text:span text:style-name="T189">trole que implementarão os Servlets deverão seguir um padrão de nomenclatura, como o seguinte: &lt;nome_do_sistema&gt;Controller.java</text:span></text:p>
      <text:p text:style-name="P190"><text:tab/>Na medida que a implementação de uma classe controladora do sistema fique muito extensa, a subdivisão em várias classes de controle pode ser feita, de modo que o padrão de nomenclatura deve ser o seguinte:</text:p>
      <text:p text:style-name="P191">&lt;ação&gt;Controller.java</text:p>
      <text:p text:style-name="P192"/>
      <text:soft-page-break/>
      <text:h text:style-name="Heading2" text:outline-level="2">Padrões de Projeto e Frameworks</text:h>
      <text:p text:style-name="P193">Os seguintes padrões de projeto serão utilizados:</text:p>
      <text:p text:style-name="P194"/>
      <text:p text:style-name="P195">Factory – Nos servlets ao criar os DAO (classes que instanciarão os<text:s/>JavaBeans)</text:p>
      <text:p text:style-name="P196">Strategy – Para implementar as formas de pagamento (via PagSeguro ou via outras formas)</text:p>
      <text:p text:style-name="P197">Injeção de dependência (DI) - <text:s/>Através do Spring, com as classes DAO e Controller</text:p>
      <text:p text:style-name="P198">DAO – Data Access Objects para realizar as operações de persistência</text:p>
      <text:p text:style-name="P199"/>
      <text:p text:style-name="P200">Os frameworks e APIs que serão utilizados são: Spring MVC, Hibernate, JSTL (JPA), PagSeguro, Java Servlets, Taglibs.</text:p>
      <text:p text:style-name="P201"/>
      <text:h text:style-name="Heading1" text:outline-level="1">Visão de Casos de Uso</text:h>
      <text:p text:style-name="P202"><text:span text:style-name="T203"><text:tab/></text:span><text:span text:style-name="T204">Os casos de uso mais importantes arquiteturalmente falando são os: Comprar Ingresso, Manter Cadastro de Sessões, Manter<text:s/></text:span><text:span text:style-name="T205">cadastro de Atrações e Visualizar Atrações. O caso de uso de Comprar Ingresso é aquele que envolve a utilização da API do PagSeguro e é o mais crítico. A representação da visão de casos de uso está disponível na seção 3 do EOR<text:s/></text:span><text:a xlink:href="https://github.com/daniel-oliveiravas/SVRI/blob/master/2-Projeto/2.01-Requisitos/Documento%20de%20EOR%20-%20SVRI.odt?raw=true" office:target-frame-name="_top" xlink:show="replace"><text:span text:style-name="T206">aqui</text:span></text:a><text:span text:style-name="T207">.</text:span></text:p>
      <text:p text:style-name="P208"/>
      <text:p text:style-name="P209"><text:span text:style-name="T210"><text:tab/></text:span><text:span text:style-name="T211"><text:tab/></text:span><text:span text:style-name="T212">Rastreabilidade</text:span></text:p>
      <text:p text:style-name="P213"><text:span text:style-name="T214"><text:tab/></text:span><text:span text:style-name="T215">Os requisitos funcionais, englobados no caso de uso, estão rastreados na arquitetura da seguinte forma:</text:span></text:p>
      <text:p text:style-name="P216"/>
      <text:p text:style-name="P217"><text:span text:style-name="T218"><text:tab/></text:span><text:span text:style-name="T219"><text:tab/>Realizar Cadastro</text:span><text:span text:style-name="T220"><text:s/>de Usuário – Classes Dao, Negócio e Controller</text:span></text:p>
      <text:p text:style-name="P221"><text:span text:style-name="T222"><text:tab/></text:span><text:span text:style-name="T223"><text:tab/>Realizar Login – Controller e Classes de Negócio</text:span></text:p>
      <text:p text:style-name="P224"><text:span text:style-name="T225"><text:tab/></text:span><text:span text:style-name="T226"><text:tab/>Comprar Ingresso – Classes de Negócio, Dao e Controller, Componente Pagseguro</text:span></text:p>
      <text:p text:style-name="P227"><text:span text:style-name="T228"><text:tab/></text:span><text:span text:style-name="T229"><text:tab/>Demais Casos de Uso de Cadastros – Classes Dao, Negócio e Controller</text:span></text:p>
      <text:h text:style-name="Heading1" text:outline-level="1">Qualidade e Padrões</text:h>
      <text:p text:style-name="P230"><text:tab/><text:tab/>A adoção do estilo MVC com Spring concede a arquitetura o atendimento ao baixo acoplamento, e permite que se adote uma medida de usabilidade (permitindo a fácil manipulação da interface de usuário com a separação da parte de apresentação), alta coesão e a reutilização.</text:p>
      <text:p text:style-name="P231"><text:tab/><text:tab/>A divisão em módulos dentro do componente modelo e a implementação usando linguagem Java, foram utilizadas para atingir maior manutenibilidade, dividindo as classes que implementam a lógica de negócio da parte controladora do sistema. Para implementar certo grau de segurança no sistema, será utilizado um sistema de login, que será implementado como uma funcionalidade, provendo o controle de acesso a certas funções do sistema. Para a concorrência, a arquitetura proposta<text:s/>utiliza a implementação de servlets; e para portabilidade, a utilização do navegador web para acesso ao sistema; A previsão de um deployment em um serviço de servidor na nuvem consideram a disponibilidade determinada para o sistema.</text:p>
      <text:p text:style-name="P232"/>
      <text:h text:style-name="Heading1" text:outline-level="1">Decisões Arquiteturais</text:h>
      <text:h text:style-name="Heading2" text:outline-level="2"><text:s/>Decisão01</text:h>
      <text:p text:style-name="P233"><text:span text:style-name="T234"><text:tab/></text:span><text:span text:style-name="T235"><text:tab/></text:span><text:span text:style-name="T236">Descrição:<text:s/></text:span><text:span text:style-name="T237">A arquitetura será dividida em três componentes, modelo, visão e controlador. A visão se comunica apenas com o controlador e o modelo se comunica apenas com o controlador. O controlador se comunica com a visão e com<text:s/></text:span><text:soft-page-break/><text:span text:style-name="T238">a camada de<text:s/></text:span><text:span text:style-name="T239">serviço do modelo.</text:span></text:p>
      <text:p text:style-name="P240"><text:tab/><text:tab/></text:p>
      <text:p text:style-name="P241"><text:span text:style-name="T242"><text:tab/></text:span><text:span text:style-name="T243"><text:tab/>Objetivos:<text:s/></text:span><text:span text:style-name="T244">Diminuir o acoplamento no sistema, separar a parte de apresentação para desenvolver usabilidade, aumentar coesão e consequentemente a manutenibilidade.</text:span></text:p>
      <text:p text:style-name="P245"/>
      <text:p text:style-name="P246"><text:span text:style-name="T247"><text:tab/></text:span><text:span text:style-name="T248"><text:tab/>Motivação:<text:s/></text:span><text:span text:style-name="T249">Como precisava-se alcançar um certo nível de evolutibil</text:span><text:span text:style-name="T250">idade, tal organização se fez <text:s/>necessária e mais adequada devido ao ambiente web e interativo, de modo que a estruturação possibilitou levar em consideração a usabilidade do sistema.</text:span></text:p>
      <text:h text:style-name="Heading2" text:outline-level="2"><text:span text:style-name="T251"><text:s/></text:span>Decisão02</text:h>
      <text:p text:style-name="P252"><text:span text:style-name="T253"><text:tab/></text:span><text:span text:style-name="T254"><text:tab/></text:span><text:span text:style-name="T255">Descrição:<text:s/></text:span><text:span text:style-name="T256">O componente modelo será subdividido em duas cama</text:span><text:span text:style-name="T257">das: camada de serviços e camada de acesso à dados. A camada de acesso à dados será a que realizará consultas e interações com o banco de dados, e suas classes beans não devem se comunicar entre si (apenas com as classes DAO). A camada de serviços comunica</text:span><text:span text:style-name="T258">-se com a camada de acesso à dados e com as classes controladoras.</text:span></text:p>
      <text:p text:style-name="P259"><text:tab/><text:tab/></text:p>
      <text:p text:style-name="P260"><text:span text:style-name="T261"><text:tab/></text:span><text:span text:style-name="T262"><text:tab/>Objetivos:<text:s/></text:span><text:span text:style-name="T263">Diminuir o acoplamento no sistema, reduzir a complexidade e acúmulo de código no componente controlador, e aumentar a coesão.</text:span></text:p>
      <text:p text:style-name="P264"/>
      <text:p text:style-name="P265"><text:span text:style-name="T266"><text:tab/></text:span><text:span text:style-name="T267"><text:tab/>Motivação:<text:s/></text:span><text:span text:style-name="T268">Como precisava-se reduzir o esfor</text:span><text:span text:style-name="T269">ço em manutenção do sistema, a divisão em módulos concede uma melhor organização de código e uma maior legibilidade dele, pois agrupa as partes semelhantes e isola-as dos módulos do sistema nos quais não precisam se comunicar.</text:span></text:p>
      <text:h text:style-name="Heading2" text:outline-level="2"><text:span text:style-name="T270"><text:s/></text:span>Decisão 03</text:h>
      <text:p text:style-name="P271"><text:span text:style-name="T272"><text:tab/></text:span><text:span text:style-name="T273"><text:tab/>Descrição:<text:s/></text:span><text:span text:style-name="T274">A di</text:span><text:span text:style-name="T275">sponibilização do sistema será feita via navegador web, utilizando o paradigma cliente-servidor para o servidor web contendo o software e o cliente navegador acessando-o.</text:span></text:p>
      <text:p text:style-name="P276"><text:tab/><text:tab/></text:p>
      <text:p text:style-name="P277"><text:span text:style-name="T278"><text:tab/></text:span><text:span text:style-name="T279"><text:tab/>Objetivos:<text:s/></text:span><text:span text:style-name="T280">Aumentar a segurança do sistema, provendo um único ponto de acesso. F</text:span><text:span text:style-name="T281">acilitar a manutenção, visto que o usuário não será muito afetado caso uma mudança no servidor seja feita. Prover fácil acesso ao sistema e contemplar um número maior de usuários e plataformas.</text:span></text:p>
      <text:p text:style-name="P282"/>
      <text:p text:style-name="P283"><text:span text:style-name="T284"><text:tab/></text:span><text:span text:style-name="T285"><text:tab/>Motivação:<text:s/></text:span><text:span text:style-name="T286">Pensou-se na melhor maneira de prover<text:s/></text:span><text:span text:style-name="T287">disponibilidade e facilidade de acessar o sistema, de maneira que o usuário seja pouco impactado na implantação e manutenção do sistema, além de prover portabilidad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 fo:hyphenate="false"/>
    </style:style>
    <style:style style:name="Heading2" style:display-name="Heading 2" style:family="paragraph" style:parent-style-name="Heading1" style:next-style-name="Standard" style:default-outline-level="2">
      <style:text-properties fo:font-size="10pt" style:font-size-asian="10pt" style:font-size-complex="10pt" fo:hyphenate="false"/>
    </style:style>
    <style:style style:name="Heading3" style:display-name="Heading 3" style:family="paragraph" style:parent-style-name="Heading1" style:next-style-name="Standard" style:default-outline-level="3"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 fo:hyphenate="false"/>
    </style:style>
    <style:style style:name="Heading4" style:display-name="Heading 4" style:family="paragraph" style:parent-style-name="Heading1" style:next-style-name="Standard" style:default-outline-level="4">
      <style:text-properties fo:font-weight="normal" style:font-weight-asian="normal" style:font-weight-complex="normal" fo:font-size="10pt" style:font-size-asian="10pt" style:font-size-complex="10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style:font-size-complex="11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style:font-style-complex="italic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2" style:display-name="WW_OutlineListStyle_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style:text-autospace="none" style:line-height-at-least="0.1666in"/>
      <style:text-properties style:font-name="Times New Roman"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pítulo" style:display-name="Cap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Legenda1" style:display-name="Legenda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WW-Título" style:display-name="WW-Título" style:family="paragraph" style:parent-style-name="Standard" style:next-style-name="Standard">
      <style:paragraph-properties fo:text-align="center" fo:line-height="100%"/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Standard" style:next-style-name="Textbody">
      <style:paragraph-properties fo:text-align="center" fo:margin-bottom="0.0416in"/>
      <style:text-properties style:font-name="Arial" style:font-name-asian="Arial" style:font-name-complex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NormalIndent" style:display-name="Normal Indent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9.2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6.4in"/>
          <style:tab-stop style:type="right" style:position="11.9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1" style:display-name="Bullet1" style:family="paragraph" style:parent-style-name="Standard" style:list-style-name="WW8Num3">
      <style:text-properties fo:hyphenate="false"/>
    </style:style>
    <style:style style:name="Bullet2" style:display-name="Bullet2" style:family="paragraph" style:parent-style-name="Standard" style:list-style-name="WW8Num4">
      <style:text-properties fo:color="#000080"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DocumentMap" style:display-name="Document Map" style:family="paragraph" style:parent-style-name="Standard">
      <style:paragraph-properties fo:background-color="#000080"/>
      <style:text-properties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5in"/>
        </style:tab-stops>
      </style:paragraph-properties>
      <style:text-properties fo:hyphenate="false"/>
    </style:style>
    <style:style style:name="InfoBlue" style:display-name="InfoBlue" style:family="paragraph" style:parent-style-name="Standard" style:next-style-name="Textbody">
      <style:paragraph-properties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ítulodatabela" style:display-name="Título da tabela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ntradadeíndice10" style:display-name="Entrada de índice 10" style:family="paragraph" style:parent-style-name="Index">
      <style:paragraph-properties fo:margin-left="1.7687in">
        <style:tab-stops>
          <style:tab-stop style:type="right" style:leader-style="dotted" style:leader-text="." style:position="20.2312in"/>
        </style:tab-stops>
      </style:paragraph-properties>
      <style:text-properties fo:hyphenate="false"/>
    </style:style>
    <style:style style:name="Heading10" style:display-name="Heading 10" style:family="paragraph" style:parent-style-name="Capítulo" style:next-style-name="Textbody" style:list-style-name="WW8Num2">
      <style:text-properties fo:font-weight="bold" style:font-weight-asian="bold" style:font-weight-complex="bold" fo:font-size="10.5pt" style:font-size-asian="10.5pt" style:font-size-complex="10.5pt" fo:hyphenate="false"/>
    </style:style>
    <style:style style:name="Conteúdodetabela" style:display-name="Conteúdo de tabela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Conteúdodetabela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WW8Num2z0" style:display-name="WW8Num2z0" style:family="text">
      <style:text-properties style:font-name="Symbol" style:font-name-asian="Symbol" style:font-name-complex="Symbol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4z1" style:display-name="WW8Num4z1" style:family="text">
      <style:text-properties style:font-name="OpenSymbol, 'Arial Unicode MS'" style:font-name-asian="OpenSymbol, 'Arial Unicode MS'" style:font-name-complex="OpenSymbol, 'Arial Unicode MS'"/>
    </style:style>
    <style:style style:name="WW8Num5z0" style:display-name="WW8Num5z0" style:family="text">
      <style:text-properties style:font-name="Symbol" style:font-name-asian="Symbol" style:font-name-complex="Symbol" fo:language="pt" fo:country="BR"/>
    </style:style>
    <style:style style:name="WW8Num5z1" style:display-name="WW8Num5z1" style:family="text">
      <style:text-properties style:font-name="OpenSymbol, 'Arial Unicode MS'" style:font-name-asian="OpenSymbol, 'Arial Unicode MS'" style:font-name-complex="OpenSymbol, 'Arial Unicode MS'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OpenSymbol, 'Arial Unicode MS'" style:font-name-asian="OpenSymbol, 'Arial Unicode MS'" style:font-name-complex="OpenSymbol, 'Arial Unicode MS'"/>
    </style:style>
    <style:style style:name="WW8Num7z0" style:display-name="WW8Num7z0" style:family="text">
      <style:text-properties style:font-name="Symbol" style:font-name-asian="Symbol" style:font-name-complex="Symbol" fo:font-size="12pt" style:font-size-asian="12pt" style:font-size-complex="12pt" fo:language="pt" fo:country="BR"/>
    </style:style>
    <style:style style:name="WW8Num7z1" style:display-name="WW8Num7z1" style:family="text">
      <style:text-properties style:font-name="OpenSymbol, 'Arial Unicode MS'" style:font-name-asian="OpenSymbol, 'Arial Unicode MS'" style:font-name-complex="OpenSymbol, 'Arial Unicode MS'"/>
    </style:style>
    <style:style style:name="WW8Num8z0" style:display-name="WW8Num8z0" style:family="text">
      <style:text-properties style:font-name="Symbol" style:font-name-asian="Symbol" style:font-name-complex="Symbol" fo:font-size="12pt" style:font-size-asian="12pt" style:font-size-complex="12pt" fo:language="pt" fo:country="BR"/>
    </style:style>
    <style:style style:name="WW8Num8z1" style:display-name="WW8Num8z1" style:family="text">
      <style:text-properties style:font-name="OpenSymbol, 'Arial Unicode MS'" style:font-name-asian="OpenSymbol, 'Arial Unicode MS'" style:font-name-complex="OpenSymbol, 'Arial Unicode MS'"/>
    </style:style>
    <style:style style:name="WW8Num9z0" style:display-name="WW8Num9z0" style:family="text">
      <style:text-properties style:font-name="Symbol" style:font-name-asian="Symbol" style:font-name-complex="Symbol" fo:font-size="12pt" style:font-size-asian="12pt" style:font-size-complex="12pt" fo:language="pt" fo:country="BR"/>
    </style:style>
    <style:style style:name="WW8Num9z1" style:display-name="WW8Num9z1" style:family="text">
      <style:text-properties style:font-name="OpenSymbol, 'Arial Unicode MS'" style:font-name-asian="OpenSymbol, 'Arial Unicode MS'" style:font-name-complex="OpenSymbol, 'Arial Unicode MS'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Fonteparág.padrão" style:display-name="Fonte parág. padrão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8Num10z0" style:display-name="WW8Num10z0" style:family="text">
      <style:text-properties style:font-name="Symbol" style:font-name-asian="Symbol" style:font-name-complex="Symbol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2z0" style:display-name="WW8Num12z0" style:family="text">
      <style:text-properties style:font-name="Symbol" style:font-name-asian="Symbol" style:font-name-complex="Symbol"/>
    </style:style>
    <style:style style:name="WW8Num13z0" style:display-name="WW8Num13z0" style:family="text">
      <style:text-properties style:font-name="Symbol" style:font-name-asian="Symbol" style:font-name-complex="Symbol"/>
    </style:style>
    <style:style style:name="WW8Num14z0" style:display-name="WW8Num14z0" style:family="text">
      <style:text-properties style:font-name="Symbol" style:font-name-asian="Symbol" style:font-name-complex="Symbol"/>
    </style:style>
    <style:style style:name="WW8Num15z0" style:display-name="WW8Num15z0" style:family="text">
      <style:text-properties style:font-name="Symbol" style:font-name-asian="Symbol" style:font-name-complex="Symbol"/>
    </style:style>
    <style:style style:name="WW8Num16z0" style:display-name="WW8Num16z0" style:family="text">
      <style:text-properties style:font-name="Symbol" style:font-name-asian="Symbol" style:font-name-complex="Symbol"/>
    </style:style>
    <style:style style:name="WW8Num17z0" style:display-name="WW8Num17z0" style:family="text">
      <style:text-properties style:font-name="Symbol" style:font-name-asian="Symbol" style:font-name-complex="Symbol"/>
    </style:style>
    <style:style style:name="WW8Num18z0" style:display-name="WW8Num18z0" style:family="text">
      <style:text-properties style:font-name="Symbol" style:font-name-asian="Symbol" style:font-name-complex="Symbol"/>
    </style:style>
    <style:style style:name="WW8Num19z0" style:display-name="WW8Num19z0" style:family="text">
      <style:text-properties style:font-name="Symbol" style:font-name-asian="Symbol" style:font-name-complex="Symbol"/>
    </style:style>
    <style:style style:name="WW8Num20z0" style:display-name="WW8Num20z0" style:family="text">
      <style:text-properties style:font-name="Symbol" style:font-name-asian="Symbol" style:font-name-complex="Symbol"/>
    </style:style>
    <style:style style:name="WW8NumSt6z0" style:display-name="WW8NumSt6z0" style:family="text">
      <style:text-properties style:font-name="Symbol" style:font-name-asian="Symbol" style:font-name-complex="Symbol"/>
    </style:style>
    <style:style style:name="WW8NumSt19z0" style:display-name="WW8NumSt19z0" style:family="text">
      <style:text-properties style:font-name="Symbol" style:font-name-asian="Symbol" style:font-name-complex="Symbol"/>
    </style:style>
    <style:style style:name="PageNumber" style:display-name="Page Number" style:family="text" style:parent-style-name="DefaultParagraphFont"/>
    <style:style style:name="FootnoteSymbol" style:display-name="Footnote Symbol" style:family="text" style:parent-style-name="DefaultParagraphFont">
      <style:text-properties style:text-position="super 65%" fo:font-size="10pt" style:font-size-asian="10pt" style:font-size-complex="10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VisitedInternetLink" style:display-name="Visited Internet 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w4winNone" style:display-name="tw4winNone" style:family="text" style:parent-style-name="DefaultParagraphFont"/>
    <style:style style:name="tw4winExternal" style:display-name="tw4winExternal" style:family="text" style:parent-style-name="DefaultParagraphFont">
      <style:text-properties style:font-name="Courier New" style:font-name-asian="Courier New" style:font-name-complex="Courier New" fo:color="#808080"/>
    </style:style>
    <style:style style:name="tw4winInternal" style:display-name="tw4winInternal" style:family="text" style:parent-style-name="DefaultParagraphFont">
      <style:text-properties style:font-name="Courier New" style:font-name-asian="Courier New" style:font-name-complex="Courier New" fo:color="#FF0000"/>
    </style:style>
    <style:style style:name="tw4winMark" style:display-name="tw4winMark" style:family="text">
      <style:text-properties style:font-name="Courier New" style:font-name-asian="Courier New" style:font-name-complex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style:font-name-asian="Courier New" style:font-name-complex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style:font-name-asian="Courier New" style:font-name-complex="Courier New" fo:color="#008000"/>
    </style:style>
    <style:style style:name="tw4winJump" style:display-name="tw4winJump" style:family="text">
      <style:text-properties style:font-name="Courier New" style:font-name-asian="Courier New" style:font-name-complex="Courier New" fo:color="#008080"/>
    </style:style>
    <style:style style:name="DO_NOT_TRANSLATE" style:display-name="DO_NOT_TRANSLATE" style:family="text">
      <style:text-properties style:font-name="Courier New" style:font-name-asian="Courier New" style:font-name-complex="Courier New" fo:color="#800000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 style:font-name-complex="Symbol"/>
    </style:style>
    <text:list-style style:name="WW8Num2" style:display-name="WW8Num2">
      <text:list-level-style-number text:level="1" text:style-name="WW_CharLFO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7LVL1" text:bullet-char="←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OpenSymbol, 'Arial Unicode MS'" style:font-name-complex="OpenSymbol, 'Arial Unicode MS'"/>
    </style:style>
    <text:list-style style:name="WW8Num4" style:display-name="WW8Num4">
      <text:list-level-style-number text:level="1" text:style-name="WW_CharLFO8LVL1" style:num-format="">
        <style:list-level-properties text:space-before="0in" text:min-label-width="0.25in" text:list-level-position-and-space-mode="label-alignment">
          <style:list-level-label-alignment text:label-followed-by="nothing" fo:margin-left="0.25in" fo:text-indent="-0.25in"/>
        </style:list-level-properties>
      </text:list-level-style-number>
      <text:list-level-style-number text:level="2" text:style-name="WW_CharLFO8LVL2" style:num-pre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Symbol" style:font-name-complex="Symbol" fo:language="pt" fo:country="BR"/>
    </style:style>
    <style:style style:name="WW_CharLFO9LVL2" style:family="text">
      <style:text-properties style:font-name="OpenSymbol, 'Arial Unicode MS'" style:font-name-complex="OpenSymbol, 'Arial Unicode MS'"/>
    </style:style>
    <style:style style:name="WW_CharLFO9LVL3" style:family="text">
      <style:text-properties style:font-name="OpenSymbol, 'Arial Unicode MS'" style:font-name-complex="OpenSymbol, 'Arial Unicode MS'"/>
    </style:style>
    <style:style style:name="WW_CharLFO9LVL4" style:family="text">
      <style:text-properties style:font-name="Symbol" style:font-name-complex="Symbol" fo:language="pt" fo:country="BR"/>
    </style:style>
    <style:style style:name="WW_CharLFO9LVL5" style:family="text">
      <style:text-properties style:font-name="OpenSymbol, 'Arial Unicode MS'" style:font-name-complex="OpenSymbol, 'Arial Unicode MS'"/>
    </style:style>
    <style:style style:name="WW_CharLFO9LVL6" style:family="text">
      <style:text-properties style:font-name="OpenSymbol, 'Arial Unicode MS'" style:font-name-complex="OpenSymbol, 'Arial Unicode MS'"/>
    </style:style>
    <style:style style:name="WW_CharLFO9LVL7" style:family="text">
      <style:text-properties style:font-name="Symbol" style:font-name-complex="Symbol" fo:language="pt" fo:country="BR"/>
    </style:style>
    <style:style style:name="WW_CharLFO9LVL8" style:family="text">
      <style:text-properties style:font-name="OpenSymbol, 'Arial Unicode MS'" style:font-name-complex="OpenSymbol, 'Arial Unicode MS'"/>
    </style:style>
    <style:style style:name="WW_CharLFO9LVL9" style:family="text">
      <style:text-properties style:font-name="OpenSymbol, 'Arial Unicode MS'" style:font-name-complex="OpenSymbol, 'Arial Unicode MS'"/>
    </style:style>
    <text:list-style style:name="WW8Num5" style:display-name="WW8Num5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3" text:style-name="WW_CharLFO9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4" text:style-name="WW_CharLFO9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9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6" text:style-name="WW_CharLFO9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7" text:style-name="WW_CharLFO9LVL7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8" text:style-name="WW_CharLFO9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  <text:list-level-style-bullet text:level="9" text:style-name="WW_CharLFO9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, 'Arial Unicode MS'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2" style:family="text">
      <style:text-properties style:font-name="OpenSymbol, 'Arial Unicode MS'" style:font-name-complex="OpenSymbol, 'Arial Unicode MS'"/>
    </style:style>
    <style:style style:name="WW_CharLFO10LVL3" style:family="text">
      <style:text-properties style:font-name="OpenSymbol, 'Arial Unicode MS'" style:font-name-complex="OpenSymbol, 'Arial Unicode MS'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OpenSymbol, 'Arial Unicode MS'" style:font-name-complex="OpenSymbol, 'Arial Unicode MS'"/>
    </style:style>
    <style:style style:name="WW_CharLFO10LVL6" style:family="text">
      <style:text-properties style:font-name="OpenSymbol, 'Arial Unicode MS'" style:font-name-complex="OpenSymbol, 'Arial Unicode MS'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OpenSymbol, 'Arial Unicode MS'" style:font-name-complex="OpenSymbol, 'Arial Unicode MS'"/>
    </style:style>
    <style:style style:name="WW_CharLFO10LVL9" style:family="text">
      <style:text-properties style:font-name="OpenSymbol, 'Arial Unicode MS'" style:font-name-complex="OpenSymbol, 'Arial Unicode MS'"/>
    </style:style>
    <text:list-style style:name="WW8Num6" style:display-name="WW8Num6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11LVL1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1LVL2" style:family="text">
      <style:text-properties style:font-name="OpenSymbol, 'Arial Unicode MS'" style:font-name-complex="OpenSymbol, 'Arial Unicode MS'"/>
    </style:style>
    <style:style style:name="WW_CharLFO11LVL3" style:family="text">
      <style:text-properties style:font-name="OpenSymbol, 'Arial Unicode MS'" style:font-name-complex="OpenSymbol, 'Arial Unicode MS'"/>
    </style:style>
    <style:style style:name="WW_CharLFO11LVL4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1LVL5" style:family="text">
      <style:text-properties style:font-name="OpenSymbol, 'Arial Unicode MS'" style:font-name-complex="OpenSymbol, 'Arial Unicode MS'"/>
    </style:style>
    <style:style style:name="WW_CharLFO11LVL6" style:family="text">
      <style:text-properties style:font-name="OpenSymbol, 'Arial Unicode MS'" style:font-name-complex="OpenSymbol, 'Arial Unicode MS'"/>
    </style:style>
    <style:style style:name="WW_CharLFO11LVL7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1LVL8" style:family="text">
      <style:text-properties style:font-name="OpenSymbol, 'Arial Unicode MS'" style:font-name-complex="OpenSymbol, 'Arial Unicode MS'"/>
    </style:style>
    <style:style style:name="WW_CharLFO11LVL9" style:family="text">
      <style:text-properties style:font-name="OpenSymbol, 'Arial Unicode MS'" style:font-name-complex="OpenSymbol, 'Arial Unicode MS'"/>
    </style:style>
    <text:list-style style:name="WW8Num7" style:display-name="WW8Num7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3" text:style-name="WW_CharLFO11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4" text:style-name="WW_CharLFO1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1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6" text:style-name="WW_CharLFO11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7" text:style-name="WW_CharLFO11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11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9" text:style-name="WW_CharLFO11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</text:list-style>
    <style:style style:name="WW_CharLFO12LVL1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2LVL2" style:family="text">
      <style:text-properties style:font-name="OpenSymbol, 'Arial Unicode MS'" style:font-name-complex="OpenSymbol, 'Arial Unicode MS'"/>
    </style:style>
    <style:style style:name="WW_CharLFO12LVL3" style:family="text">
      <style:text-properties style:font-name="OpenSymbol, 'Arial Unicode MS'" style:font-name-complex="OpenSymbol, 'Arial Unicode MS'"/>
    </style:style>
    <style:style style:name="WW_CharLFO12LVL4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2LVL5" style:family="text">
      <style:text-properties style:font-name="OpenSymbol, 'Arial Unicode MS'" style:font-name-complex="OpenSymbol, 'Arial Unicode MS'"/>
    </style:style>
    <style:style style:name="WW_CharLFO12LVL6" style:family="text">
      <style:text-properties style:font-name="OpenSymbol, 'Arial Unicode MS'" style:font-name-complex="OpenSymbol, 'Arial Unicode MS'"/>
    </style:style>
    <style:style style:name="WW_CharLFO12LVL7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2LVL8" style:family="text">
      <style:text-properties style:font-name="OpenSymbol, 'Arial Unicode MS'" style:font-name-complex="OpenSymbol, 'Arial Unicode MS'"/>
    </style:style>
    <style:style style:name="WW_CharLFO12LVL9" style:family="text">
      <style:text-properties style:font-name="OpenSymbol, 'Arial Unicode MS'" style:font-name-complex="OpenSymbol, 'Arial Unicode MS'"/>
    </style:style>
    <text:list-style style:name="WW8Num8" style:display-name="WW8Num8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3" text:style-name="WW_CharLFO1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4" text:style-name="WW_CharLFO12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1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6" text:style-name="WW_CharLFO1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7" text:style-name="WW_CharLFO12LVL7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8" text:style-name="WW_CharLFO1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  <text:list-level-style-bullet text:level="9" text:style-name="WW_CharLFO1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, 'Arial Unicode MS'"/>
      </text:list-level-style-bullet>
    </text:list-style>
    <style:style style:name="WW_CharLFO13LVL1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3LVL2" style:family="text">
      <style:text-properties style:font-name="OpenSymbol, 'Arial Unicode MS'" style:font-name-complex="OpenSymbol, 'Arial Unicode MS'"/>
    </style:style>
    <style:style style:name="WW_CharLFO13LVL3" style:family="text">
      <style:text-properties style:font-name="OpenSymbol, 'Arial Unicode MS'" style:font-name-complex="OpenSymbol, 'Arial Unicode MS'"/>
    </style:style>
    <style:style style:name="WW_CharLFO13LVL4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3LVL5" style:family="text">
      <style:text-properties style:font-name="OpenSymbol, 'Arial Unicode MS'" style:font-name-complex="OpenSymbol, 'Arial Unicode MS'"/>
    </style:style>
    <style:style style:name="WW_CharLFO13LVL6" style:family="text">
      <style:text-properties style:font-name="OpenSymbol, 'Arial Unicode MS'" style:font-name-complex="OpenSymbol, 'Arial Unicode MS'"/>
    </style:style>
    <style:style style:name="WW_CharLFO13LVL7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3LVL8" style:family="text">
      <style:text-properties style:font-name="OpenSymbol, 'Arial Unicode MS'" style:font-name-complex="OpenSymbol, 'Arial Unicode MS'"/>
    </style:style>
    <style:style style:name="WW_CharLFO13LVL9" style:family="text">
      <style:text-properties style:font-name="OpenSymbol, 'Arial Unicode MS'" style:font-name-complex="OpenSymbol, 'Arial Unicode MS'"/>
    </style:style>
    <text:list-style style:name="WW8Num9" style:display-name="WW8Num9">
      <text:list-level-style-bullet text:level="1" text:style-name="WW_CharLFO1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3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3" text:style-name="WW_CharLFO1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4" text:style-name="WW_CharLFO13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13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6" text:style-name="WW_CharLFO13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7" text:style-name="WW_CharLFO13LVL7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8" text:style-name="WW_CharLFO13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  <text:list-level-style-bullet text:level="9" text:style-name="WW_CharLFO13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, 'Arial Unicode MS'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45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484in"/>
      </style:footer-style>
    </style:page-layout>
    <style:page-layout style:name="PL2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</office:automatic-styles>
  <office:master-styles>
    <style:master-page style:name="MP0" style:page-layout-name="PL0">
      <style:footer>
        <text:p text:style-name="Standard"/>
      </style:footer>
    </style:master-page>
    <style:master-page style:name="MP2" style:page-layout-name="PL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cumento de Arquitetura de Software</dc:title>
    <dc:subject>&lt;Nome do Projeto&gt;</dc:subject>
    <meta:initial-creator>Tribunal de Justiça da Paraíba TJPB</meta:initial-creator>
    <dc:creator>OLDAIR</dc:creator>
    <meta:creation-date>2009-09-29T11:26:00Z</meta:creation-date>
    <dc:date>2015-05-21T02:56:00Z</dc:date>
    <meta:template xlink:href="Normal.dotm" xlink:type="simple"/>
    <meta:editing-cycles>37</meta:editing-cycles>
    <meta:editing-duration>PT33180S</meta:editing-duration>
    <meta:user-defined meta:name="Company">&lt;Company Name&gt;</meta:user-defined>
    <meta:user-defined meta:name="Company Name">Objectives</meta:user-defined>
    <meta:user-defined meta:name="Informações 3"/>
    <meta:user-defined meta:name="Informações 4"/>
    <meta:document-statistic meta:page-count="8" meta:paragraph-count="28" meta:word-count="2207" meta:character-count="14098" meta:row-count="99" meta:non-whitespace-character-count="11919"/>
  </office:meta>
</office:document-meta>
</file>